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26pt" officeooo:rsid="000c2507" officeooo:paragraph-rsid="000c2507" style:font-size-asian="22.75pt" style:font-size-complex="26pt"/>
    </style:style>
    <style:style style:name="P2" style:family="paragraph" style:parent-style-name="Standard">
      <style:text-properties style:font-name="DejaVu Sans" fo:font-size="12pt" officeooo:rsid="000c2507" officeooo:paragraph-rsid="000c2507" style:font-size-asian="10.5pt" style:font-size-complex="12pt"/>
    </style:style>
    <style:style style:name="P3" style:family="paragraph" style:parent-style-name="Standard">
      <style:text-properties style:font-name="DejaVu Sans" fo:font-size="12pt" style:text-underline-style="solid" style:text-underline-width="auto" style:text-underline-color="font-color" fo:font-weight="normal" officeooo:rsid="000c2507" officeooo:paragraph-rsid="000c2507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DejaVu Sans" fo:font-size="12pt" style:text-underline-style="solid" style:text-underline-width="auto" style:text-underline-color="font-color" fo:font-weight="normal" officeooo:rsid="000ecc6b" officeooo:paragraph-rsid="000ecc6b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DejaVu Sans" fo:font-size="12pt" style:text-underline-style="none" fo:font-weight="normal" officeooo:rsid="000c2507" officeooo:paragraph-rsid="000cd582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DejaVu Sans" fo:font-size="12pt" style:text-underline-style="none" fo:font-weight="normal" officeooo:rsid="000cd582" officeooo:paragraph-rsid="000cd582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DejaVu Sans" fo:font-size="12pt" style:text-underline-style="none" fo:font-weight="normal" officeooo:rsid="000ecc6b" officeooo:paragraph-rsid="000ecc6b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DejaVu Sans" fo:font-size="12pt" style:text-underline-style="none" fo:font-weight="normal" officeooo:rsid="000fe415" officeooo:paragraph-rsid="000fe415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DejaVu Sans" fo:font-size="12pt" style:text-underline-style="none" fo:font-weight="normal" officeooo:rsid="001087b6" officeooo:paragraph-rsid="001087b6" style:font-size-asian="10.5pt" style:font-weight-asian="normal" style:font-size-complex="12pt" style:font-weight-complex="normal"/>
    </style:style>
    <style:style style:name="T1" style:family="text">
      <style:text-properties officeooo:rsid="000cd582"/>
    </style:style>
    <style:style style:name="T2" style:family="text">
      <style:text-properties officeooo:rsid="000fe415"/>
    </style:style>
    <style:style style:name="T3" style:family="text">
      <style:text-properties officeooo:rsid="001087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u de test : </text:p>
      <text:p text:style-name="P1"/>
      <text:p text:style-name="P2">Au premier lancement de l’application, Bob se retrouvera face à une fenêtre lui <text:span text:style-name="T3">présentant</text:span> un bouton « Importer des Photos ». Il pourra alors <text:span text:style-name="T3">sélectionner</text:span> une ou plusieurs photos <text:span text:style-name="T3">présentes</text:span> sur son ordinateur pour les importer dans la <text:span text:style-name="T3">bibliothèque.</text:span></text:p>
      <text:p text:style-name="P2"/>
      <text:p text:style-name="P3">Main<text:span text:style-name="T3">W</text:span>indow : </text:p>
      <text:p text:style-name="P3"/>
      <text:p text:style-name="P5">Si Bob veut importer des photos depuis la page principale pour ensuite leur ajouter le tag « toto » et les <text:span text:style-name="T3">mettre</text:span> dans l’album « titi », il lui suffit de cliquer sur le bouton « Importer », <text:span text:style-name="T3">sélectionner</text:span> les images <text:span text:style-name="T3">à</text:span> importer, il sera redirigé sur la page principale. </text:p>
      <text:p text:style-name="P5">A ce moment, il peut <text:span text:style-name="T3">sélectionner</text:span> l’ensemble des photos qu’il souhaite ajouter au tag « toto » (soit en maintenant clique gauche enfoncé soit en faisant <text:span text:style-name="T3">C</text:span>trl + clique gauche sur l’ensemble des photos). </text:p>
      <text:p text:style-name="P5">Une fois les photos <text:span text:style-name="T3">sélectionnées,</text:span> <text:span text:style-name="T1">Bob fait un clique droit sur l’une des photos sélectionnées, ajouter un tag &gt; nouveau tag (si le tag n’existe pas encore) ou [nom du tag] (si le tag existe déjà). </text:span></text:p>
      <text:p text:style-name="P5"><text:span text:style-name="T1">Si Bob a cliqué sur « nouveau tag », une nouvelle fenêtre s’ouvre dans laquelle il peut écrire le nom du tag qu’il veut ajouter et valider.</text:span></text:p>
      <text:p text:style-name="P6">S’il fait une erreur sur une seul<text:span text:style-name="T3">e</text:span> photo, il pourra supprim<text:span text:style-name="T3">er</text:span> le tag de cette photo avec un clique droit &gt; supprimer un tag &gt; [nom du tag].</text:p>
      <text:p text:style-name="P6">Les photos <text:span text:style-name="T3">sélectionnées</text:span> sont maintenant ajoutées au tag « toto ». <text:span text:style-name="T3">P</text:span>our les ajouter <text:span text:style-name="T3">à</text:span> un album, la marche <text:span text:style-name="T3">à</text:span> suivre est similaire, clique droit &gt; Ajouter <text:span text:style-name="T3">à</text:span> un album &gt; Nouvel album &gt; entrer le nom de l’album &gt; valider.</text:p>
      <text:p text:style-name="P6">Si encore une fois Bob fait une erreur pendant l’ajout <text:span text:style-name="T3">à</text:span> un album, il pourra toujours depuis le menu principal faire un clique droit &gt; supprimer de l’album</text:p>
      <text:p text:style-name="P6"/>
      <text:p text:style-name="P7">Pour avoir des informations sur une image, Bob peut pass<text:span text:style-name="T3">er</text:span> sa souris au-dessus d’un<text:span text:style-name="T3">e</text:span> image et ne plus boug<text:span text:style-name="T3">er</text:span> pendant un petit moment, il pourra alors voir <text:span text:style-name="T3">différentes</text:span> informations concernant cette photo comme ses dimensions, son emplacement, son poids ou encore les tags de cette photo.</text:p>
      <text:p text:style-name="P6"/>
      <text:p text:style-name="P6"><text:span text:style-name="T3">Après</text:span> quelques jours d’utilisation, Bob se rend compte que certaines photos qu’il avait ajouté <text:span text:style-name="T3">à</text:span> sa <text:span text:style-name="T3">bibliothèque</text:span> ne lui conviennent plus, il veut donc les supprimer, pour ce faire, il lui suffit de faire un clique droit sur une <text:span text:style-name="T3">sélection</text:span> de photo<text:span text:style-name="T3">s</text:span> &gt; Supprimer. </text:p>
      <text:p text:style-name="P6">En revanche, il y a des photos qu’il aime tout <text:span text:style-name="T3">particulièrement</text:span> regarder, pour les <text:span text:style-name="T3">différencier</text:span> des autres, il peut faire un clique droit &gt; ajouter aux favoris.</text:p>
      <text:p text:style-name="P6"><text:span text:style-name="T3">Après</text:span> avoir ajouté un grand nombre de tags, Bob ne voi<text:span text:style-name="T3">t</text:span> plus clairement les photos, il peut s’il le souhaite cacher les tags en cochant la case « cacher les tags ».</text:p>
      <text:p text:style-name="P6"/>
      <text:p text:style-name="P7">Bob sait qu’il a un tag désignant <text:span text:style-name="T3">s</text:span>es photos de f<text:span text:style-name="T3">ê</text:span>tes, mais il ne sait plus exactement comment il l’a appelé, il peut donc cliquer sur le bouton « Tags » pour ouvrir le <text:span text:style-name="T3">gestionnaire</text:span> des tags et retrouver son tag des jours de fête<text:span text:style-name="T3">s</text:span>. </text:p>
      <text:p text:style-name="P7"><text:soft-page-break/><text:s/>En cliquant sur « Tags », Bob se rend compte qu’un tag ne lui convient plus, il peut cliquer sur le bouton « Supprimer ce tag » pour supprimer définitivement ce tag, et donc l’enlever de toutes les photos auxquelles il <text:span text:style-name="T3">était</text:span> associé. </text:p>
      <text:p text:style-name="P7">Il peut effectu<text:span text:style-name="T3">er</text:span> des manipulations semblables pour les albums en cliquant sur le bouton « Album » </text:p>
      <text:p text:style-name="P7">En revanche, s’il se souvient du nom exact de son tag, il peut chercher toutes les photos associées <text:span text:style-name="T3">à</text:span> ce tag en <text:span text:style-name="T3">l’écrivant</text:span> dans la barre de recherche en haut <text:span text:style-name="T3">à</text:span> droite.</text:p>
      <text:p text:style-name="P7"/>
      <text:p text:style-name="P9">A tout moment, il peut ré-afficher l’ensemble des photos de sa bibliothèque en cliquant sur le bouton « Bibliothèque »</text:p>
      <text:p text:style-name="P7"/>
      <text:p text:style-name="P4">Viewer :</text:p>
      <text:p text:style-name="P7"/>
      <text:p text:style-name="P7">Si Bob souhaite regarder une <text:span text:style-name="T3">d</text:span>e ses images en grand, il lui suffit de double cliquer sur une photo, ce qui lui ouvrira une nouvelle <text:span text:style-name="T3">fenêtre.</text:span></text:p>
      <text:p text:style-name="P7"/>
      <text:p text:style-name="P7">Dans cette nouvelle <text:span text:style-name="T3">fenêtre,</text:span> Bob <text:span text:style-name="T2">peut </text:span>pass<text:span text:style-name="T3">er</text:span> d’un<text:span text:style-name="T3">e</text:span> image <text:span text:style-name="T3">à</text:span> l’autre de sa <text:span text:style-name="T3">bibliothèque</text:span> <text:span text:style-name="T3">grâce</text:span> aux <text:span text:style-name="T3">flèches</text:span> <text:span text:style-name="T3">à</text:span> droite et <text:span text:style-name="T3">à</text:span> gauche de la photo. Les photos affiché<text:span text:style-name="T3">es</text:span> seron<text:span text:style-name="T3">t</text:span> les photos <text:span text:style-name="T3">présentes</text:span> sur le menu principal avant <text:span text:style-name="T3">qu’il ait</text:span> double cliqué. Si Bob <text:span text:style-name="T2">avait fait une recherche sur le tag « toto » et qu’il double clique sur une des photos, seules les photos avec le tag « toto » défileront grâce aux flèches.</text:span></text:p>
      <text:p text:style-name="P8">Si une photo <text:span text:style-name="T3">plaît</text:span> beaucoup <text:span text:style-name="T3">à</text:span> Bob, il peut l’ajout<text:span text:style-name="T3">er</text:span> <text:span text:style-name="T3">à</text:span> ses favoris en cochant le bouton favoris. Si, au contraire, une photo ne lui <text:span text:style-name="T3">plaît</text:span> pas du tout, il peut la supprimer <text:span text:style-name="T3">grâce</text:span> au bouton « supprimer »</text:p>
      <text:p text:style-name="P8">Bob peut <text:span text:style-name="T3">également</text:span> effectu<text:span text:style-name="T3">er</text:span> des actions sur sa photo (zoomer, <text:span text:style-name="T3">dé-zoomer</text:span>, tourner la photo) en cliquant sur les boutons « zoom+ », « zoom - », « rotate ».</text:p>
      <text:p text:style-name="P8">Si Bob veut modifier le nom d’une photo ou lui ajouter un tag ou simplement avoir plus d’information<text:span text:style-name="T3">s</text:span> sur cette photo, il lui suffit de cliquer sur le bouton « info ».</text:p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7:45:17.847112939</meta:creation-date>
    <dc:date>2019-02-15T18:47:54.420113806</dc:date>
    <meta:editing-duration>PT15S</meta:editing-duration>
    <meta:editing-cycles>1</meta:editing-cycles>
    <meta:document-statistic meta:table-count="0" meta:image-count="0" meta:object-count="0" meta:page-count="2" meta:paragraph-count="25" meta:word-count="797" meta:character-count="4385" meta:non-whitespace-character-count="3603"/>
    <meta:generator>LibreOffice/6.0.7.3$Linux_X86_64 LibreOffice_project/00m0$Build-3</meta:generator>
  </office:meta>
</office:document-meta>
</file>